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f6ce8" officeooo:paragraph-rsid="0005bd3f"/>
    </style:style>
    <style:style style:name="P2" style:family="paragraph" style:parent-style-name="Text_20_body" style:list-style-name="L1">
      <style:text-properties officeooo:paragraph-rsid="000672c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0672c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rsid="0009bb47" officeooo:paragraph-rsid="000672c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try to create a proper articulation of how these calculations (my alg) actually works</text:p>
      <text:list text:style-name="L1">
        <text:list-item>
          <text:p text:style-name="P2"><text:span text:style-name="Strong_20_Emphasis">Gradient Descent</text:span>:</text:p>
          <text:list>
            <text:list-item>
              <text:p text:style-name="P3">Implement gradient descent to minimize the cost function. Calculate the gradients with respect to the model parameters and update the parameters in the opposite direction of the gradients.</text:p>
            </text:list-item>
            <text:list-item>
              <text:p text:style-name="P4">-take a tweet, send it through model set, get output, use cost function to compare outpute to desired output, little calc to bump each weight in whatever direction brings cost down</text:p>
            </text:list-item>
          </text:list>
        </text:list-item>
        <text:list-item>
          <text:p text:style-name="P2"><text:span text:style-name="Strong_20_Emphasis">Training</text:span>:</text:p>
          <text:list>
            <text:list-item>
              <text:p text:style-name="P3">Iteratively update the model parameters using gradient descent for a certain number of epochs or until convergence.</text:p>
            </text:list-item>
          </text:list>
        </text:list-item>
        <text:list-item>
          <text:p text:style-name="P2"><text:span text:style-name="Strong_20_Emphasis">Inference</text:span>:</text:p>
          <text:list>
            <text:list-item>
              <text:p text:style-name="P2">Use the trained model to make predictions for new feature vectors by performing forward propagation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41:41.307479082</meta:creation-date>
    <dc:date>2023-12-04T12:20:58.847828695</dc:date>
    <meta:editing-duration>PT40M30S</meta:editing-duration>
    <meta:editing-cycles>3</meta:editing-cycles>
    <meta:generator>LibreOffice/7.5.8.2$Linux_X86_64 LibreOffice_project/50$Build-2</meta:generator>
    <meta:document-statistic meta:table-count="0" meta:image-count="0" meta:object-count="0" meta:page-count="1" meta:paragraph-count="8" meta:word-count="116" meta:character-count="715" meta:non-whitespace-character-count="614"/>
  </office:meta>
</office:document-meta>
</file>